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48000000608B50A3FCF5EB7A8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draw:image-opacity="100%" style:mirror="none" style:protect="size"/>
    </style:style>
    <style:style style:name="P1" style:family="paragraph">
      <loext:graphic-properties draw:fill="none" draw:fill-color="#99ccff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302cm" svg:height="0.302cm" svg:x="10.312cm" svg:y="14.687cm">
          <draw:image xlink:href="Pictures/1000000000000048000000608B50A3FCF5EB7A8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43:39.663526109</meta:creation-date>
    <dc:date>2018-02-09T11:44:12.864984583</dc:date>
    <meta:editing-duration>PT33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